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 table:number-rows-repeated="104827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2:12:45.965650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27T12:35:28.593490370</dc:date>
    <dc:creator>Jesus Castagnetto</dc:creator>
    <meta:editing-duration>P2DT7H30M10S</meta:editing-duration>
    <meta:editing-cycles>177</meta:editing-cycles>
    <meta:generator>LibreOffice/6.4.3.2$Linux_X86_64 LibreOffice_project/40$Build-2</meta:generator>
    <meta:document-statistic meta:table-count="1" meta:cell-count="2352" meta:object-count="0"/>
  </office:meta>
</office:document-meta>
</file>